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:</text:p>
      <text:p text:style-name="P2"><text:tab/>-nur noch Digital</text:p>
      <text:p text:style-name="P2"><text:tab/>-DVB-T → in MPEG</text:p>
      <text:p text:style-name="P2"><text:tab/>-Interlaced(Halbbilder halbsoviele Zeilen) vs. Progressive(Vollbilder)</text:p>
      <text:p text:style-name="P2"><text:tab/>-Chroma Subsampling (Niedrigere Farbkanalauflösung)</text:p>
      <text:p text:style-name="P2"/>
      <text:p text:style-name="P2"><text:tab/>1080p 1080i<text:tab/>1920 x 1080<text:tab/>\</text:p>
      <text:p text:style-name="P2"><text:tab/><text:tab/><text:tab/><text:tab/><text:tab/>16:9</text:p>
      <text:p text:style-name="P2"><text:tab/>720p 720i<text:tab/>1280x 720<text:tab/>/</text:p>
      <text:p text:style-name="P2"/>
      <text:p text:style-name="P2"><text:tab/>-Interlaced Nachteile</text:p>
      <text:p text:style-name="P2"><text:tab/><text:tab/>-Zeilenflimmern</text:p>
      <text:p text:style-name="P2"><text:tab/><text:tab/>-Zuf fährt weg und hat Fransen</text:p>
      <text:p text:style-name="P2"><text:tab/>-Deinterlaing:</text:p>
      <text:p text:style-name="P2"><text:tab/><text:tab/>Weaving: Zeile vom letzten Bild</text:p>
      <text:p text:style-name="P2"><text:tab/><text:tab/>-Bobbing: I&gt;nterpolation</text:p>
      <text:p text:style-name="P2"><text:tab/><text:tab/>-Motion bla</text:p>
      <text:p text:style-name="P2">in Y CbCr</text:p>
      <text:p text:style-name="P2"/>
      <text:p text:style-name="P2"><text:span text:style-name="T1">Altes standard definition TV</text:span>: </text:p>
      <text:p text:style-name="P2"><text:tab/>-Pixel nicht quadratisch</text:p>
      <text:p text:style-name="P2"><text:tab/>-PAL – hieß es</text:p>
      <text:p text:style-name="P2"/>
      <text:p text:style-name="P1">Codierung:</text:p>
      <text:p text:style-name="P2"><text:tab/>-Bild in Blöcke geteilt</text:p>
      <text:p text:style-name="P2"><text:tab/>-nicht das ganze Bild vergleichen sondern korrespondierende blöcke (von location)</text:p>
      <text:p text:style-name="P2"><text:tab/><text:tab/>-Manche Bereiche bewegen sich viel</text:p>
      <text:p text:style-name="P2"><text:tab/><text:tab/>-Intra-Codierung bei Blöcken die sich viel verändern → Frame ganz übertragen</text:p>
      <text:p text:style-name="P2"><text:tab/><text:tab/>-intercodierung bei Blöcken übertragung mit hilfe von vorhergehendem zeitlich</text:p>
      <text:p text:style-name="P2"><text:tab/>-bei Inter Kodierung wird Differenzbild übertragen</text:p>
      <text:p text:style-name="P2"><text:tab/>-Bildbewegung wird kompensiert → Fehler wird geringer</text:p>
      <text:p text:style-name="P2"/>
      <text:p text:style-name="P1">Bewegungskompensation:</text:p>
      <text:p text:style-name="P2"><text:tab/>-Block in neuem Bild beim encoden in altem bild suchen</text:p>
      <text:p text:style-name="P2"><text:tab/><text:tab/>-nach MSE</text:p>
      <text:p text:style-name="P2"><text:tab/><text:tab/>-anfangen <text:s/>bei selber location</text:p>
      <text:p text:style-name="P2"><text:tab/><text:tab/>-verschiebung des blocks in „MotionVektor“</text:p>
      <text:p text:style-name="P2"/>
      <text:p text:style-name="P1">Three Step Search:</text:p>
      <text:p text:style-name="P1"><text:span text:style-name="T2"><text:tab/>Bild an 9 positionen verschoben</text:span></text:p>
      <text:list xml:id="list3560610729431305139" text:style-name="L1">
        <text:list-item>
          <text:list>
            <text:list-item>
              <text:p text:style-name="P5"><text:span text:style-name="T2">schauen wo der kleinste mse</text:span></text:p>
            </text:list-item>
            <text:list-item>
              <text:p text:style-name="P5"><text:span text:style-name="T2">von da aus schaun mit den nächsten 9 punkten</text:span></text:p>
              <text:list>
                <text:list-item>
                  <text:p text:style-name="P5"><text:span text:style-name="T2">die alle einen kleineren abstand voneinander haben als die ersten 9</text:span></text:p>
                </text:list-item>
              </text:list>
            </text:list-item>
          </text:list>
        </text:list-item>
      </text:list>
      <text:p text:style-name="P1"><text:span text:style-name="T2"><text:tab/>→ Bild erst grob dann immer feiner geruckelt</text:span></text:p>
      <text:p text:style-name="P1"><text:span text:style-name="T2"><text:tab/>-3 schritte</text:span></text:p>
      <text:p text:style-name="P1"><text:span text:style-name="T2"><text:tab/>-nachteil: könnte weit vom besten match weg sein</text:span></text:p>
      <text:p text:style-name="P1"><text:span text:style-name="T2"/></text:p>
      <text:p text:style-name="P1">New Three Step Search NTSS:</text:p>
      <text:p text:style-name="P1"><text:span text:style-name="T2"><text:tab/>-wie TSS nur mit mehr positionen.</text:span></text:p>
      <text:p text:style-name="P1"><text:span text:style-name="T2"><text:tab/><text:tab/>-8 außen, eine in der mitte und 8 näher um den mittelpunkt</text:span></text:p>
      <text:p text:style-name="P1"><text:span text:style-name="T2"><text:tab/>-wegen den um den mittelpunkt liegenden, wenier wahrscheinlich dass der beste mse falsch <text:tab/>ist</text:span></text:p>
      <text:p text:style-name="P1"><text:soft-page-break/>Bei Intracodierung:</text:p>
      <text:p text:style-name="P1"><text:span text:style-name="T2"><text:tab/>-mit 4:2:0 codiert </text:span></text:p>
      <text:p text:style-name="P1"><text:span text:style-name="T2"><text:tab/>→ 16x16 block helligkeit</text:span></text:p>
      <text:p text:style-name="P1"><text:span text:style-name="T2"><text:tab/>→ 2 8x8 blöcke farbe</text:span></text:p>
      <text:p text:style-name="P1"><text:span text:style-name="T2"><text:tab/>→ aufteilen in 6 8x8 blöcke und normal weiter codieren</text:span></text:p>
      <text:p text:style-name="P1"><text:span text:style-name="T2"/></text:p>
      <text:p text:style-name="P1">KeyFrame bzw. I-Frame:</text:p>
      <text:p text:style-name="P1"><text:span text:style-name="T2"><text:tab/>-In regelmäßigen Abständen frame unabhängig von vorgänger übertragen</text:span></text:p>
      <text:p text:style-name="P1"><text:span text:style-name="T2"><text:tab/>→ damit nicht alles abfackt wegen einem kaputtn fr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4:49:06.56</meta:creation-date>
    <meta:generator>OpenOffice.org/3.4.1$Win32 OpenOffice.org_project/341m1$Build-9593</meta:generator>
    <dc:date>2014-01-30T15:06:24.89</dc:date>
    <meta:editing-duration>PT2H41M43S</meta:editing-duration>
    <meta:editing-cycles>17</meta:editing-cycles>
    <meta:document-statistic meta:table-count="0" meta:image-count="0" meta:object-count="0" meta:page-count="2" meta:paragraph-count="52" meta:word-count="272" meta:character-count="1833"/>
  </office:meta>
</office:document-meta>
</file>